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left" draw:textarea-vertical-align="top" draw:auto-grow-height="false" fo:min-height="17.53cm" fo:min-width="15.248cm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2.798cm" fo:min-width="14.232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4" style:family="graphic" style:parent-style-name="standard">
      <style:graphic-properties svg:stroke-color="#000000" draw:fill-color="#ffffff" draw:textarea-horizontal-align="left" draw:textarea-vertical-align="top" draw:auto-grow-height="false" fo:min-height="10.418cm" fo:min-width="3.564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6.354cm" fo:min-width="3.056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548cm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417cm" fo:min-width="3.056cm"/>
    </style:style>
    <style:style style:name="gr8" style:family="graphic" style:parent-style-name="standard">
      <style:graphic-properties svg:stroke-color="#000000" draw:fill-color="#ffffff" draw:textarea-horizontal-align="left" draw:textarea-vertical-align="top" draw:auto-grow-height="false" fo:min-height="8.64cm" fo:min-width="3.564cm"/>
    </style:style>
    <style:style style:name="gr9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1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draw:stroke="dash" draw:stroke-dash="Ultrafine_20_Dashed" svg:stroke-width="0.102cm" draw:marker-start-width="0.509cm" draw:marker-end="Arrow" draw:marker-end-width="0.203cm" draw:fill="none" draw:textarea-horizontal-align="left" draw:textarea-vertical-align="top" fo:padding-top="0.176cm" fo:padding-bottom="0.508cm" fo:padding-left="0.301cm" fo:padding-right="0.301cm"/>
    </style:style>
    <style:style style:name="gr13" style:family="graphic" style:parent-style-name="objectwithoutfill">
      <style:graphic-properties draw:stroke="dash" draw:stroke-dash="Ultrafine_20_Dashed" svg:stroke-width="0.102cm" draw:marker-start="Arrow" draw:marker-start-width="0.203cm" draw:marker-end="" draw:marker-end-width="0.203cm" draw:fill="none" draw:textarea-horizontal-align="right" draw:textarea-vertical-align="top" fo:padding-top="0.176cm" fo:padding-bottom="0.508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fo:min-height="0.501cm"/>
    </style:style>
    <style:style style:name="gr17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/>
    </style:style>
    <style:style style:name="P3" style:family="paragraph">
      <loext:graphic-properties draw:fill-color="#ffffff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top="0cm" fo:margin-bottom="0cm" fo:text-align="center"/>
      <style:text-properties style:font-name="CMU Serif1" fo:font-size="12pt" style:font-size-asian="12pt" style:font-size-complex="12pt"/>
    </style:style>
    <style:style style:name="P7" style:family="paragraph">
      <style:paragraph-properties fo:text-align="end"/>
      <style:text-properties style:font-name="CMU Serif1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end"/>
      <style:text-properties style:font-name="CMU Serif1" fo:font-size="12pt" fo:font-weight="normal" style:font-size-asian="12pt" style:font-weight-asian="normal" style:font-size-complex="12pt"/>
    </style:style>
    <style:style style:name="P9" style:family="paragraph">
      <loext:graphic-properties draw:fill="none"/>
      <style:paragraph-properties fo:text-align="center"/>
      <style:text-properties style:font-name="CMU Serif2" fo:font-size="12pt" fo:font-weight="normal" style:font-size-asian="18pt" style:font-weight-asian="normal" style:font-size-complex="18pt"/>
    </style:style>
    <style:style style:name="T1" style:family="text">
      <style:text-properties style:font-name="CMU Serif" fo:font-size="12pt" style:font-size-asian="12pt" style:font-size-complex="12pt"/>
    </style:style>
    <style:style style:name="T2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7.78cm" svg:x="3.794cm" svg:y="1cm">
          <text:p text:style-name="P1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14.732cm" svg:height="3.048cm" svg:x="4.302cm" svg:y="12.684cm">
          <text:p text:style-name="P1"><text:span text:style-name="T1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2.54cm" svg:height="0.762cm" svg:x="4.302cm" svg:y="2.27cm">
          <text:p text:style-name="P1"><text:span text:style-name="T1">Confi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2.54cm" svg:height="0.762cm" svg:x="4.302cm" svg:y="3.54cm">
          <text:p text:style-name="P1"><text:span text:style-name="T1">Signal Ma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" draw:layer="layout" svg:width="4.064cm" svg:height="10.668cm" svg:x="13.319cm" svg:y="1.508cm">
          <text:p text:style-name="P1"><text:span text:style-name="T1">Scoreboa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3.556cm" svg:height="6.604cm" svg:x="13.573cm" svg:y="2.3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2.778cm">
          <text:p text:style-name="P1"><text:span text:style-name="T1">PC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4.049cm">
          <text:p text:style-name="P1"><text:span text:style-name="T1">Call Stack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6.59cm">
          <text:p text:style-name="P1"><text:span text:style-name="T1">SCP Writ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5.319cm">
          <text:p text:style-name="P1"><text:span text:style-name="T1">SCP Read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" draw:layer="layout" svg:width="3.556cm" svg:height="2.667cm" svg:x="13.573cm" svg:y="9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10.906cm">
          <text:p text:style-name="P1"><text:span text:style-name="T1">RF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9.636cm">
          <text:p text:style-name="P1"><text:span text:style-name="T1">Don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3.048cm" svg:height="0.762cm" svg:x="13.827cm" svg:y="7.858cm">
          <text:p text:style-name="P1"><text:span text:style-name="T1">CCR List</text:span></text:p>
          <draw:enhanced-geometry svg:viewBox="0 0 21600 21600" draw:mirror-horizontal="true" draw:type="rectangle" draw:enhanced-path="M 0 0 L 21600 0 21600 21600 0 21600 0 0 Z N"/>
        </draw:custom-shape>
        <draw:g>
          <draw:custom-shape draw:style-name="gr8" draw:text-style-name="P2" draw:layer="layout" svg:width="4.064cm" svg:height="8.89cm" svg:x="7.604cm" svg:y="3.286cm">
            <text:p text:style-name="P1"><text:span text:style-name="T1">Ref. Model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5.826cm">
            <text:p text:style-name="P1"><text:span text:style-name="T1">Call Stack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7.096cm">
            <text:p text:style-name="P1"><text:span text:style-name="T1">Inst. Memory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8.366cm">
            <text:p text:style-name="P1"><text:span text:style-name="T1">Scratchpad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9.636cm">
            <text:p text:style-name="P1"><text:span text:style-name="T1">Internal CC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10.906cm">
            <text:p text:style-name="P1"><text:span text:style-name="T1">External CCR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layout" svg:width="3.048cm" svg:height="0.762cm" svg:x="8.112cm" svg:y="4.556cm">
            <text:p text:style-name="P1"><text:span text:style-name="T1">PC</text:span></text:p>
            <draw:enhanced-geometry svg:viewBox="0 0 21600 21600" draw:mirror-horizontal="true" draw:type="rectangle" draw:enhanced-path="M 0 0 L 21600 0 21600 21600 0 21600 0 0 Z N"/>
          </draw:custom-shape>
        </draw:g>
        <draw:line draw:style-name="gr9" draw:text-style-name="P4" draw:layer="layout" svg:x1="5.572cm" svg:y1="17.002cm" svg:x2="5.572cm" svg:y2="15.732cm">
          <text:p/>
        </draw:line>
        <draw:custom-shape draw:style-name="gr10" draw:text-style-name="P2" draw:layer="layout" svg:width="2.54cm" svg:height="1.27cm" svg:x="4.302cm" svg:y="17.002cm">
          <text:p text:style-name="P1"><text:span text:style-name="T1">PC</text:span></text:p>
          <text:p text:style-name="P1"><text:span text:style-name="T1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2.54cm" svg:height="1.27cm" svg:x="7.35cm" svg:y="17.002cm">
          <text:p text:style-name="P1"><text:span text:style-name="T1">Call Stack</text:span></text:p>
          <text:p text:style-name="P1"><text:span text:style-name="T1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2.54cm" svg:height="1.27cm" svg:x="10.398cm" svg:y="17.002cm">
          <text:p text:style-name="P1"><text:span text:style-name="T1">SCP Read</text:span></text:p>
          <text:p text:style-name="P1"><text:span text:style-name="T1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2.54cm" svg:height="1.27cm" svg:x="13.446cm" svg:y="17.002cm">
          <text:p text:style-name="P1"><text:span text:style-name="T1">SCP Write</text:span></text:p>
          <text:p text:style-name="P1"><text:span text:style-name="T1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2.54cm" svg:height="1.27cm" svg:x="16.494cm" svg:y="17.002cm">
          <text:p text:style-name="P1"><text:span text:style-name="T1">CCR</text:span></text:p>
          <text:p text:style-name="P1"><text:span text:style-name="T1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9" draw:text-style-name="P4" draw:layer="layout" svg:x1="8.62cm" svg:y1="17.002cm" svg:x2="8.62cm" svg:y2="15.732cm">
          <text:p/>
        </draw:line>
        <draw:line draw:style-name="gr9" draw:text-style-name="P4" draw:layer="layout" svg:x1="11.668cm" svg:y1="17.002cm" svg:x2="11.668cm" svg:y2="15.732cm">
          <text:p/>
        </draw:line>
        <draw:line draw:style-name="gr9" draw:text-style-name="P4" draw:layer="layout" svg:x1="14.716cm" svg:y1="17.002cm" svg:x2="14.716cm" svg:y2="15.732cm">
          <text:p/>
        </draw:line>
        <draw:line draw:style-name="gr9" draw:text-style-name="P4" draw:layer="layout" svg:x1="17.764cm" svg:y1="17.002cm" svg:x2="17.764cm" svg:y2="15.732cm">
          <text:p/>
        </draw:line>
        <draw:line draw:style-name="gr11" draw:text-style-name="P4" draw:layer="layout" svg:x1="5.572cm" svg:y1="19.542cm" svg:x2="5.572cm" svg:y2="18.272cm">
          <text:p/>
        </draw:line>
        <draw:line draw:style-name="gr11" draw:text-style-name="P4" draw:layer="layout" svg:x1="8.62cm" svg:y1="19.542cm" svg:x2="8.62cm" svg:y2="18.272cm">
          <text:p/>
        </draw:line>
        <draw:line draw:style-name="gr11" draw:text-style-name="P4" draw:layer="layout" svg:x1="11.668cm" svg:y1="19.542cm" svg:x2="11.668cm" svg:y2="18.272cm">
          <text:p/>
        </draw:line>
        <draw:line draw:style-name="gr11" draw:text-style-name="P4" draw:layer="layout" svg:x1="14.716cm" svg:y1="19.542cm" svg:x2="14.716cm" svg:y2="18.272cm">
          <text:p/>
        </draw:line>
        <draw:line draw:style-name="gr11" draw:text-style-name="P4" draw:layer="layout" svg:x1="17.764cm" svg:y1="19.542cm" svg:x2="17.764cm" svg:y2="18.272cm">
          <text:p/>
        </draw:line>
        <draw:line draw:style-name="gr12" draw:text-style-name="P6" draw:layer="layout" svg:x1="1cm" svg:y1="13.065cm" svg:x2="4.302cm" svg:y2="13.065cm">
          <text:p text:style-name="P5"><text:span text:style-name="T2">start</text:span></text:p>
        </draw:line>
        <draw:line draw:style-name="gr12" draw:text-style-name="P6" draw:layer="layout" svg:x1="1cm" svg:y1="13.827cm" svg:x2="4.302cm" svg:y2="13.827cm">
          <text:p text:style-name="P5"><text:span text:style-name="T2">inst. mem.</text:span></text:p>
        </draw:line>
        <draw:line draw:style-name="gr12" draw:text-style-name="P6" draw:layer="layout" svg:x1="1cm" svg:y1="14.589cm" svg:x2="4.302cm" svg:y2="14.589cm">
          <text:p text:style-name="P5"><text:span text:style-name="T2">ext. cond.</text:span></text:p>
        </draw:line>
        <draw:line draw:style-name="gr12" draw:text-style-name="P6" draw:layer="layout" svg:x1="1cm" svg:y1="15.351cm" svg:x2="4.302cm" svg:y2="15.351cm">
          <text:p text:style-name="P5"><text:span text:style-name="T2">done</text:span></text:p>
        </draw:line>
        <draw:line draw:style-name="gr13" draw:text-style-name="P6" draw:layer="layout" svg:x1="19.034cm" svg:y1="14.208cm" svg:x2="22.336cm" svg:y2="14.208cm">
          <text:p text:style-name="P5"><text:span text:style-name="T2">register file</text:span></text:p>
        </draw:line>
        <draw:polyline draw:style-name="gr14" draw:text-style-name="P4" draw:layer="layout" svg:width="8.115cm" svg:height="2.688cm" draw:transform="rotate (1.21021130333287) translate (2.29439466139735cm 11.7354384110782cm)" svg:viewBox="0 0 8116 2689" draw:points="0,2689 7130,0 8116,2614">
          <text:p/>
        </draw:polyline>
        <draw:polyline draw:style-name="gr14" draw:text-style-name="P4" draw:layer="layout" svg:width="7.07cm" svg:height="2.4cm" draw:transform="rotate (1.23813657136478) translate (3.02564063097734cm 11.9797480791481cm)" svg:viewBox="0 0 7071 2401" draw:points="0,2157 6242,0 7071,2401">
          <text:p/>
        </draw:polyline>
        <draw:polyline draw:style-name="gr14" draw:text-style-name="P4" draw:layer="layout" svg:width="2.93cm" svg:height="1.607cm" draw:transform="rotate (0.885056463686324) translate (4.83514330826804cm 11.6654593745522cm)" svg:viewBox="0 0 2931 1608" draw:points="0,1608 1966,0 2931,1180">
          <text:p/>
        </draw:polyline>
        <draw:polyline draw:style-name="gr14" draw:text-style-name="P4" draw:layer="layout" svg:width="3.958cm" svg:height="1.871cm" draw:transform="rotate (1.0164797563615) translate (4.23452987421714cm 11.6987842321469cm)" svg:viewBox="0 0 3959 1872" draw:points="0,1872 3024,0 3959,1512">
          <text:p/>
        </draw:polyline>
        <draw:polyline draw:style-name="gr14" draw:text-style-name="P4" draw:layer="layout" svg:width="6.015cm" svg:height="2.18cm" draw:transform="rotate (1.26675997109748) translate (3.72182496340635cm 12.1831771088504cm)" svg:viewBox="0 0 6016 2181" draw:points="0,1673 5332,0 6016,2181">
          <text:p/>
        </draw:polyline>
        <draw:frame draw:style-name="gr15" draw:text-style-name="P8" draw:layer="layout" svg:width="2.794cm" svg:height="0.762cm" svg:x="4.556cm" svg:y="4.429cm">
          <draw:text-box>
            <text:p text:style-name="P7"><text:span text:style-name="T2">start</text:span></text:p>
          </draw:text-box>
        </draw:frame>
        <draw:polyline draw:style-name="gr14" draw:text-style-name="P9" draw:layer="layout" svg:width="4.966cm" svg:height="1.941cm" draw:transform="rotate (1.27234502470387) translate (4.28707739823003cm 12.2887061927917cm)" svg:viewBox="0 0 4967 1942" draw:points="0,1344 4370,0 4967,1942">
          <text:p/>
        </draw:polyline>
        <draw:frame draw:style-name="gr16" draw:text-style-name="P8" draw:layer="layout" svg:width="3.302cm" svg:height="0.755cm" svg:x="4.048cm" svg:y="5.456cm">
          <draw:text-box>
            <text:p text:style-name="P7"><text:span text:style-name="T2">inst.mem.</text:span></text:p>
          </draw:text-box>
        </draw:frame>
        <draw:frame draw:style-name="gr16" draw:text-style-name="P8" draw:layer="layout" svg:width="3.302cm" svg:height="0.755cm" svg:x="4.048cm" svg:y="6.468cm">
          <draw:text-box>
            <text:p text:style-name="P7"><text:span text:style-name="T2">ext. cond.</text:span></text:p>
          </draw:text-box>
        </draw:frame>
        <draw:frame draw:style-name="gr16" draw:text-style-name="P8" draw:layer="layout" svg:width="3.302cm" svg:height="0.755cm" svg:x="4.048cm" svg:y="7.477cm">
          <draw:text-box>
            <text:p text:style-name="P7"><text:span text:style-name="T2">CCR</text:span></text:p>
          </draw:text-box>
        </draw:frame>
        <draw:frame draw:style-name="gr16" draw:text-style-name="P8" draw:layer="layout" svg:width="3.302cm" svg:height="0.755cm" svg:x="4.048cm" svg:y="8.493cm">
          <draw:text-box>
            <text:p text:style-name="P7"><text:span text:style-name="T2">PC</text:span></text:p>
          </draw:text-box>
        </draw:frame>
        <draw:frame draw:style-name="gr16" draw:text-style-name="P8" draw:layer="layout" svg:width="3.302cm" svg:height="0.755cm" svg:x="4.048cm" svg:y="9.509cm">
          <draw:text-box>
            <text:p text:style-name="P7"><text:span text:style-name="T2">RF</text:span></text:p>
          </draw:text-box>
        </draw:frame>
        <draw:polyline draw:style-name="gr17" draw:text-style-name="P9" draw:layer="layout" svg:width="6.159cm" svg:height="0.879cm" draw:transform="rotate (1.71565865471043) translate (18.272cm 12.684cm)" svg:viewBox="0 0 6160 880" draw:points="0,0 6032,880 6160,0">
          <text:p/>
        </draw:polyline>
        <draw:line draw:style-name="gr17" draw:text-style-name="P9" draw:layer="layout" svg:x1="11.668cm" svg:y1="6.588cm" svg:x2="13.319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pitch="variable"/>
    <style:font-face style:name="CMU Serif2" svg:font-family="'CMU Serif'" style:font-adornments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0:04:09.630954307</meta:creation-date>
    <dc:date>2017-03-21T14:23:40.714735015</dc:date>
    <meta:editing-duration>PT30M14S</meta:editing-duration>
    <meta:editing-cycles>4</meta:editing-cycles>
    <meta:generator>LibreOffice/5.0.6.2$Linux_X86_64 LibreOffice_project/00$Build-2</meta:generator>
    <meta:document-statistic meta:object-count="56"/>
  </office:meta>
</office:document-meta>
</file>